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HelveticaNeueLT Pro 55 Roman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fo:font-size="13pt" officeooo:rsid="001e5d35" officeooo:paragraph-rsid="001e5d35" style:font-size-asian="13pt" style:font-size-complex="13pt"/>
    </style:style>
    <style:style style:name="P3" style:family="paragraph" style:parent-style-name="Standard" style:list-style-name="L1">
      <style:paragraph-properties fo:line-height="150%" fo:text-align="end" style:justify-single-word="false"/>
      <style:text-properties fo:font-size="13pt" officeooo:rsid="001e5d35" officeooo:paragraph-rsid="001e5d35" style:font-size-asian="13pt" style:font-size-complex="13pt"/>
    </style:style>
    <style:style style:name="P4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e5d35" style:font-size-asian="13pt" style:font-size-complex="13pt"/>
    </style:style>
    <style:style style:name="P5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1e5d35" officeooo:paragraph-rsid="00208b6a" style:font-size-asian="13pt" style:font-size-complex="13pt"/>
    </style:style>
    <style:style style:name="P6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f3563" style:font-size-asian="13pt" style:font-size-complex="13pt"/>
    </style:style>
    <style:style style:name="P7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8b6a" officeooo:paragraph-rsid="00208b6a" style:font-size-asian="13pt" style:font-size-complex="13pt"/>
    </style:style>
    <style:style style:name="P8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ba17" officeooo:paragraph-rsid="00225442" style:font-size-asian="13pt" style:font-size-complex="13pt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size="13pt" fo:language="ro" fo:country="RO" officeooo:rsid="0020ba17" officeooo:paragraph-rsid="0020ba17" style:font-size-asian="13pt" style:font-size-complex="13pt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size="13pt" fo:language="ro" fo:country="RO" officeooo:rsid="0021255c" officeooo:paragraph-rsid="0021255c" style:font-size-asian="13pt" style:font-size-complex="13pt"/>
    </style:style>
    <style:style style:name="P11" style:family="paragraph" style:parent-style-name="Standard" style:list-style-name="L1">
      <style:paragraph-properties fo:line-height="150%" fo:text-align="end" style:justify-single-word="false"/>
      <style:text-properties officeooo:paragraph-rsid="001e5d35"/>
    </style:style>
    <style:style style:name="P12" style:family="paragraph" style:parent-style-name="Standard" style:list-style-name="L1">
      <style:paragraph-properties fo:line-height="150%" fo:text-align="end" style:justify-single-word="false"/>
      <style:text-properties officeooo:rsid="00208b6a" officeooo:paragraph-rsid="00208b6a"/>
    </style:style>
    <style:style style:name="T1" style:family="text">
      <style:text-properties fo:font-size="13pt" officeooo:rsid="001e5d35" style:font-size-asian="13pt" style:font-size-complex="13pt"/>
    </style:style>
    <style:style style:name="T2" style:family="text">
      <style:text-properties fo:font-size="13pt" fo:language="ro" fo:country="RO" style:font-size-asian="13pt" style:font-size-complex="13pt"/>
    </style:style>
    <style:style style:name="T3" style:family="text">
      <style:text-properties fo:font-size="13pt" fo:language="ro" fo:country="RO" officeooo:rsid="001e5d35" style:font-size-asian="13pt" style:font-size-complex="13pt"/>
    </style:style>
    <style:style style:name="T4" style:family="text">
      <style:text-properties fo:language="ro" fo:country="R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Introducere............................................................................................................1</text:p>
      <text:list xml:id="list55956601885140206" text:style-name="L1">
        <text:list-item>
          <text:p text:style-name="P3">Intrumente și metodologia software folosită...................................................<text:span text:style-name="T4">.</text:span>......2</text:p>
        </text:list-item>
        <text:list-item>
          <text:p text:style-name="P3">Prezentarea aplicației dezvoltate............................................................................5</text:p>
          <text:list>
            <text:list-item>
              <text:p text:style-name="P3">Dezvoltarea cerințelor aplicației....................................................................5</text:p>
            </text:list-item>
            <text:list-item>
              <text:p text:style-name="P3">Proiectarea sistemului....................................................................................8</text:p>
              <text:list>
                <text:list-item>
                  <text:p text:style-name="P11"><text:span text:style-name="T1">Motorul de </text:span><text:span text:style-name="T3">șah.......................................................................................8</text:span></text:p>
                </text:list-item>
                <text:list-item>
                  <text:p text:style-name="P4">Interfața grafică...................................................................................12</text:p>
                  <text:list>
                    <text:list-item>
                      <text:p text:style-name="P4">Diagrame de clasă......................................................................16</text:p>
                    </text:list-item>
                  </text:list>
                </text:list-item>
                <text:list-item>
                  <text:p text:style-name="P5">Serverul: gazda motorului de șah........................................................19</text:p>
                </text:list-item>
              </text:list>
            </text:list-item>
            <text:list-item>
              <text:p text:style-name="P4">Legarea componentelor sistemului..............................................................22</text:p>
              <text:list>
                <text:list-item>
                  <text:p text:style-name="P4">Diagrama de nivel înalt a componentelor sistemului..........................22</text:p>
                </text:list-item>
                <text:list-item>
                  <text:p text:style-name="P6">Diagrama de activități a componentelor sistemului............................23</text:p>
                </text:list-item>
              </text:list>
            </text:list-item>
          </text:list>
        </text:list-item>
        <text:list-item>
          <text:p text:style-name="P12"><text:span text:style-name="T2">Implementarea aplicației</text:span><text:span text:style-name="T3">......................................................................................</text:span><text:span text:style-name="T2">24</text:span></text:p>
          <text:list>
            <text:list-item>
              <text:p text:style-name="P12"><text:span text:style-name="T2">Implementarea motorului de șah</text:span><text:span text:style-name="T3">..................................................................</text:span><text:span text:style-name="T2">24</text:span></text:p>
            </text:list-item>
            <text:list-item>
              <text:p text:style-name="P7">Implementarea clientului.............................................................................32</text:p>
            </text:list-item>
          </text:list>
        </text:list-item>
        <text:list-item>
          <text:p text:style-name="P8">Testarea aplicției......................................................................................................</text:p>
          <text:list>
            <text:list-item>
              <text:p text:style-name="P8">Code coverage.................................................................................................</text:p>
            </text:list-item>
            <text:list-item>
              <text:p text:style-name="P8">Unit tests..........................................................................................................</text:p>
            </text:list-item>
          </text:list>
          <text:p text:style-name="P9">Concluzii</text:p>
          <text:p text:style-name="P10">Bilbiograf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NeueLT Pro 55 Roman"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upr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12S</meta:editing-duration>
    <meta:editing-cycles>10</meta:editing-cycles>
    <meta:generator>LibreOffice/4.4.3.2$Windows_x86 LibreOffice_project/88805f81e9fe61362df02b9941de8e38a9b5fd16</meta:generator>
    <dc:date>2015-06-20T15:31:34.578000000</dc:date>
    <meta:document-statistic meta:table-count="0" meta:image-count="0" meta:object-count="0" meta:page-count="1" meta:paragraph-count="21" meta:word-count="77" meta:character-count="1939" meta:non-whitespace-character-count="1899"/>
    <meta:user-defined meta:name="Info 1"/>
    <meta:user-defined meta:name="Info 2"/>
    <meta:user-defined meta:name="Info 3"/>
    <meta:user-defined meta:name="Info 4"/>
  </office:meta>
</office:document-meta>
</file>